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it" style:country-asian="IT"/>
    </style:style>
    <style:style style:name="P3"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 style:parent-style-name="Normale" style:list-style-name="LFO1" style:family="paragraph">
      <style:paragraph-properties fo:margin-top="0.0694in" fo:margin-bottom="0.0694in" fo:line-height="100%"/>
    </style:style>
    <style:style style:name="T5"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6"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7" style:parent-style-name="Normale" style:list-style-name="LFO1" style:family="paragraph">
      <style:paragraph-properties fo:margin-top="0.0694in" fo:margin-bottom="0.0694in" fo:line-height="100%"/>
    </style:style>
    <style:style style:name="T8"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9"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0" style:parent-style-name="Normale" style:list-style-name="LFO1" style:family="paragraph">
      <style:paragraph-properties fo:margin-top="0.0694in" fo:margin-bottom="0.0694in" fo:line-height="100%"/>
    </style:style>
    <style:style style:name="T11"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12"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3"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it" style:country-asian="IT"/>
    </style:style>
    <style:style style:name="P14" style:parent-style-name="Normale" style:family="paragraph">
      <style:paragraph-properties fo:margin-top="0.0694in" fo:margin-bottom="0.0694in" fo:line-height="100%"/>
    </style:style>
    <style:style style:name="T15"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6" style:parent-style-name="Normale" style:list-style-name="LFO2"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7" style:parent-style-name="Normale" style:list-style-name="LFO2"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8" style:parent-style-name="Normale" style:list-style-name="LFO2"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9" style:parent-style-name="Normale" style:list-style-name="LFO2"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0"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it" style:country-asian="IT"/>
    </style:style>
    <style:style style:name="P21"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2" style:parent-style-name="Normale" style:list-style-name="LFO3" style:family="paragraph">
      <style:paragraph-properties fo:margin-top="0.0694in" fo:margin-bottom="0.0694in" fo:line-height="100%"/>
    </style:style>
    <style:style style:name="T23"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24"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5" style:parent-style-name="Normale" style:list-style-name="LFO3" style:family="paragraph">
      <style:paragraph-properties fo:margin-top="0.0694in" fo:margin-bottom="0.0694in" fo:line-height="100%"/>
    </style:style>
    <style:style style:name="T26"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27"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8" style:parent-style-name="Normale" style:list-style-name="LFO3" style:family="paragraph">
      <style:paragraph-properties fo:margin-top="0.0694in" fo:margin-bottom="0.0694in" fo:line-height="100%"/>
    </style:style>
    <style:style style:name="T29"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30"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1" style:parent-style-name="Normale" style:list-style-name="LFO3" style:family="paragraph">
      <style:paragraph-properties fo:margin-top="0.0694in" fo:margin-bottom="0.0694in" fo:line-height="100%"/>
    </style:style>
    <style:style style:name="T32"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33"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4"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it" style:country-asian="IT"/>
    </style:style>
    <style:style style:name="P35"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6" style:parent-style-name="Normale" style:list-style-name="LFO4" style:family="paragraph">
      <style:paragraph-properties fo:margin-top="0.0694in" fo:margin-bottom="0.0694in" fo:line-height="100%"/>
    </style:style>
    <style:style style:name="T37"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38"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9" style:parent-style-name="Normale" style:list-style-name="LFO4" style:family="paragraph">
      <style:paragraph-properties fo:margin-top="0.0694in" fo:margin-bottom="0.0694in" fo:line-height="100%"/>
    </style:style>
    <style:style style:name="T40"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41"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2" style:parent-style-name="Normale" style:list-style-name="LFO4" style:family="paragraph">
      <style:paragraph-properties fo:margin-top="0.0694in" fo:margin-bottom="0.0694in" fo:line-height="100%"/>
    </style:style>
    <style:style style:name="T43"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44"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5" style:parent-style-name="Normale" style:list-style-name="LFO4" style:family="paragraph">
      <style:paragraph-properties fo:margin-top="0.0694in" fo:margin-bottom="0.0694in" fo:line-height="100%"/>
    </style:style>
    <style:style style:name="T46"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47"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8" style:parent-style-name="Normale" style:list-style-name="LFO4" style:family="paragraph">
      <style:paragraph-properties fo:margin-top="0.0694in" fo:margin-bottom="0.0694in" fo:line-height="100%"/>
    </style:style>
    <style:style style:name="T49"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50"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1" style:parent-style-name="Normale" style:list-style-name="LFO4" style:family="paragraph">
      <style:paragraph-properties fo:margin-top="0.0694in" fo:margin-bottom="0.0694in" fo:line-height="100%"/>
    </style:style>
    <style:style style:name="T52"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53"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4"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it" style:country-asian="IT"/>
    </style:style>
    <style:style style:name="P55"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6" style:parent-style-name="Normale" style:list-style-name="LFO5" style:family="paragraph">
      <style:paragraph-properties fo:margin-top="0.0694in" fo:margin-bottom="0.0694in" fo:line-height="100%"/>
    </style:style>
    <style:style style:name="T57"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58"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9" style:parent-style-name="Normale" style:list-style-name="LFO5" style:family="paragraph">
      <style:paragraph-properties fo:margin-top="0.0694in" fo:margin-bottom="0.0694in" fo:line-height="100%"/>
    </style:style>
    <style:style style:name="T60"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61"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62" style:parent-style-name="Normale" style:list-style-name="LFO5" style:family="paragraph">
      <style:paragraph-properties fo:margin-top="0.0694in" fo:margin-bottom="0.0694in" fo:line-height="100%"/>
    </style:style>
    <style:style style:name="T63"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64"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65" style:parent-style-name="Normale" style:list-style-name="LFO5" style:family="paragraph">
      <style:paragraph-properties fo:margin-top="0.0694in" fo:margin-bottom="0.0694in" fo:line-height="100%"/>
    </style:style>
    <style:style style:name="T66"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67"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68" style:parent-style-name="Normale" style:list-style-name="LFO5" style:family="paragraph">
      <style:paragraph-properties fo:margin-top="0.0694in" fo:margin-bottom="0.0694in" fo:line-height="100%"/>
    </style:style>
    <style:style style:name="T69"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70"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71"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it" style:country-asian="IT"/>
    </style:style>
    <style:style style:name="P72"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73" style:parent-style-name="Normale" style:list-style-name="LFO6" style:family="paragraph">
      <style:paragraph-properties fo:margin-top="0.0694in" fo:margin-bottom="0.0694in" fo:line-height="100%"/>
    </style:style>
    <style:style style:name="T74"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75"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76" style:parent-style-name="Normale" style:list-style-name="LFO6" style:family="paragraph">
      <style:paragraph-properties fo:margin-top="0.0694in" fo:margin-bottom="0.0694in" fo:line-height="100%"/>
    </style:style>
    <style:style style:name="T77"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78"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79" style:parent-style-name="Normale" style:list-style-name="LFO6" style:family="paragraph">
      <style:paragraph-properties fo:margin-top="0.0694in" fo:margin-bottom="0.0694in" fo:line-height="100%"/>
    </style:style>
    <style:style style:name="T80"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81"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82"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office:automatic-styles>
  <office:body>
    <office:text text:use-soft-page-breaks="true">
      <text:p text:style-name="P1">Il capitolo 1 di "Foundations of Machine Learning" (seconda edizione) fornisce un'introduzione all'apprendimento automatico.</text:p>
      <text:h text:style-name="P2" text:outline-level="2">Sezione 1.1: Cos'è l'apprendimento automatico?</text:h>
      <text:p text:style-name="P3">Questa sezione definisce l'apprendimento automatico come metodi computazionali che utilizzano l'esperienza per migliorare le prestazioni o fare previsioni accurate. Include:</text:p>
      <text:list text:style-name="LFO1" text:continue-numbering="true">
        <text:list-item>
          <text:p text:style-name="P4"><text:span text:style-name="T5">Esperienza:</text:span><text:span text:style-name="T6"><text:s/>i metodi di apprendimento automatico migliorano le loro prestazioni utilizzando i dati (esperienza) per un determinato compito.</text:span></text:p>
        </text:list-item>
        <text:list-item>
          <text:p text:style-name="P7"><text:span text:style-name="T8">Prestazioni:</text:span><text:span text:style-name="T9"><text:s/>la misurazione del successo per un'attività specifica.</text:span></text:p>
        </text:list-item>
        <text:list-item>
          <text:p text:style-name="P10"><text:span text:style-name="T11">Previsioni accurate:</text:span><text:span text:style-name="T12"><text:s/>l'obiettivo dei metodi di apprendimento automatico è fare previsioni accurate per attività future o esempi invisibili.</text:span></text:p>
        </text:list-item>
      </text:list>
      <text:h text:style-name="P13" text:outline-level="2">Sezione 1.2: Quali tipi di problemi possono essere affrontati con l'apprendimento automatico?</text:h>
      <text:p text:style-name="P14"><text:span text:style-name="T15">Questa sezione esamina i tipi di problemi adatti per l'apprendimento automatico, come quando:</text:span></text:p>
      <text:list text:style-name="LFO2" text:continue-numbering="true">
        <text:list-item>
          <text:p text:style-name="P16">Le soluzioni richiedono lunghi elenchi di regole o istruzioni.</text:p>
        </text:list-item>
        <text:list-item>
          <text:p text:style-name="P17">Le soluzioni richiedono l'adattamento ai cambiamenti delle circostanze.</text:p>
        </text:list-item>
        <text:list-item>
          <text:p text:style-name="P18">La soluzione deve essere personalizzata.</text:p>
        </text:list-item>
        <text:list-item>
          <text:p text:style-name="P19">L'industria sta vivendo una rivoluzione dei dati.</text:p>
        </text:list-item>
      </text:list>
      <text:h text:style-name="P20" text:outline-level="2">Sezione 1.3: Alcune attività di apprendimento standard</text:h>
      <text:p text:style-name="P21">Questa sezione fornisce esempi di attività di apprendimento standard:</text:p>
      <text:list text:style-name="LFO3" text:continue-numbering="true">
        <text:list-item>
          <text:p text:style-name="P22"><text:span text:style-name="T23">Classificazione:</text:span><text:span text:style-name="T24"><text:s/>mappare un'istanza di input a un'uscita categoriale, come classificare un'e-mail come spam o meno.</text:span></text:p>
        </text:list-item>
        <text:list-item>
          <text:p text:style-name="P25"><text:span text:style-name="T26">Regressione:</text:span><text:span text:style-name="T27"><text:s/>prevedere un output a valore reale per una determinata istanza di input, come prevedere il prezzo di una casa.</text:span></text:p>
        </text:list-item>
        <text:list-item>
          <text:p text:style-name="P28"><text:span text:style-name="T29">Clustering:</text:span><text:span text:style-name="T30"><text:s/>raggruppare un insieme di istanze in cluster in base alla loro somiglianza, come raggruppare i clienti in base ai loro modelli di acquisto.</text:span></text:p>
        </text:list-item>
        <text:list-item>
          <text:p text:style-name="P31"><text:span text:style-name="T32">Classificazione:</text:span><text:span text:style-name="T33"><text:s/>ordinare un elenco di elementi in base alla loro rilevanza, come classificare i documenti Web in base a una determinata query.</text:span></text:p>
        </text:list-item>
      </text:list>
      <text:h text:style-name="P34" text:outline-level="2">Sezione 1.4: Fasi di apprendimento</text:h>
      <text:p text:style-name="P35">Questa sezione suddivide le attività di apprendimento automatico in fasi distinte:</text:p>
      <text:list text:style-name="LFO4" text:continue-numbering="true">
        <text:list-item>
          <text:p text:style-name="P36"><text:span text:style-name="T37">Raccolta dei dati:</text:span><text:span text:style-name="T38"><text:s/>ottenere dati grezzi o istanze per il compito di apprendimento.</text:span></text:p>
        </text:list-item>
        <text:list-item>
          <text:p text:style-name="P39"><text:span text:style-name="T40">Preparazione dei dati:</text:span><text:span text:style-name="T41"><text:s/>pulire, elaborare e trasformare i dati grezzi in un formato adatto per gli algoritmi di apprendimento.</text:span></text:p>
        </text:list-item>
        <text:list-item>
          <text:p text:style-name="P42"><text:span text:style-name="T43">Allenamento:</text:span><text:span text:style-name="T44"><text:s/>utilizzare i dati preparati per addestrare un modello di apprendimento automatico scegliendo ipotesi da un insieme di ipotesi. Questo comporta la selezione dei migliori parametri del modello che minimizzano una funzione di perdita sui dati di addestramento.</text:span></text:p>
        </text:list-item>
        <text:list-item>
          <text:p text:style-name="P45"><text:span text:style-name="T46">Valutazione:</text:span><text:span text:style-name="T47"><text:s/>valutare le prestazioni del modello addestrato utilizzando un set di dati separato (set di convalida).</text:span></text:p>
        </text:list-item>
        <text:list-item>
          <text:p text:style-name="P48"><text:span text:style-name="T49">Selezione del modello e ottimizzazione degli iperparametri:</text:span><text:span text:style-name="T50"><text:s/>se le prestazioni del modello non sono soddisfacenti, selezionare un modello diverso o ottimizzare ulteriormente i suoi iperparametri utilizzando il set di convalida.</text:span></text:p>
        </text:list-item>
        <text:list-item>
          <text:p text:style-name="P51"><text:span text:style-name="T52">Test:</text:span><text:span text:style-name="T53"><text:s/>una volta finalizzato il modello, valutare le sue prestazioni su un set di dati separato e nascosto (set di test) per stimare le sue prestazioni su dati invisibili.</text:span></text:p>
        </text:list-item>
      </text:list>
      <text:h text:style-name="P54" text:outline-level="2">Sezione 1.5: Scenari di apprendimento</text:h>
      <text:p text:style-name="P55">Questa sezione descrive scenari di apprendimento comuni in base alla disponibilità di etichette nei dati di addestramento:</text:p>
      <text:list text:style-name="LFO5" text:continue-numbering="true">
        <text:list-item>
          <text:p text:style-name="P56"><text:span text:style-name="T57">Apprendimento supervisionato:</text:span><text:span text:style-name="T58"><text:s/>imparare da un campione etichettato, che include coppie di input-output.</text:span></text:p>
        </text:list-item>
        <text:list-item>
          <text:p text:style-name="P59"><text:span text:style-name="T60">Apprendimento non supervisionato:</text:span><text:span text:style-name="T61"><text:s/>imparare da un campione non etichettato, in cui l'obiettivo è scoprire modelli o strutture nei dati. Esempi includono il clustering, la stima della densità e la riduzione della dimensionalità.</text:span></text:p>
        </text:list-item>
        <text:list-item>
          <text:p text:style-name="P62"><text:span text:style-name="T63">Apprendimento semi-supervisionato:</text:span><text:span text:style-name="T64"><text:s/>imparare da un campione che contiene sia dati etichettati che non etichettati.</text:span></text:p>
        </text:list-item>
        <text:list-item>
          <text:p text:style-name="P65"><text:span text:style-name="T66">Apprendimento attivo:</text:span><text:span text:style-name="T67"><text:s/>l'algoritmo di apprendimento seleziona attivamente i dati da etichettare.</text:span></text:p>
        </text:list-item>
        <text:list-item>
          <text:p text:style-name="P68"><text:span text:style-name="T69">Apprendimento per rinforzo:</text:span><text:span text:style-name="T70"><text:s/>l'algoritmo di apprendimento interagisce con un ambiente imparando a intraprendere azioni per massimizzare una ricompensa.</text:span></text:p>
        </text:list-item>
      </text:list>
      <text:h text:style-name="P71" text:outline-level="2">Sezione 1.6: Generalizzazione</text:h>
      <text:p text:style-name="P72">Questa sezione evidenzia l'importanza della generalizzazione nell'apprendimento automatico, che è la capacità di un modello addestrato di funzionare bene su dati invisibili.</text:p>
      <text:list text:style-name="LFO6" text:continue-numbering="true">
        <text:list-item>
          <text:p text:style-name="P73"><text:span text:style-name="T74">Overfitting:</text:span><text:span text:style-name="T75"><text:s/>si verifica quando un modello di apprendimento automatico impara i dati di addestramento troppo bene, comprese i suoi errori e rumori, con conseguenti scarse prestazioni di generalizzazione su dati invisibili.</text:span></text:p>
        </text:list-item>
        <text:list-item>
          <text:p text:style-name="P76"><text:span text:style-name="T77">Sottoadattamento:</text:span><text:span text:style-name="T78"><text:s/>si verifica quando un modello di apprendimento automatico non riesce a catturare i modelli sottostanti nei dati di addestramento, con conseguenti scarse prestazioni sia sui dati di addestramento che su quelli invisibili.</text:span></text:p>
        </text:list-item>
        <text:list-item>
          <text:p text:style-name="P79"><text:span text:style-name="T80">Semplicità dell'ipotesi:</text:span><text:span text:style-name="T81"><text:s/>le ipotesi più semplici tendono a generalizzare meglio di quelle complesse perché è meno probabile che si adattino eccessivamente ai dati di addestramento.</text:span></text:p>
        </text:list-item>
      </text:list>
      <text:p text:style-name="P82">Il libro non tratta argomenti come i modelli grafici e le reti neurali.</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style:font-name-complex="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style:font-name-complex="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fo:hyphenate="false"/>
    </style:style>
    <style:style style:name="Enfasigrassetto" style:display-name="Enfasi (grassetto)" style:family="text" style:parent-style-name="Car.predefinitoparagrafo">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STAGNO ANDREA</meta:initial-creator>
    <dc:creator>ROSTAGNO ANDREA</dc:creator>
    <meta:creation-date>2024-06-15T14:01:00Z</meta:creation-date>
    <dc:date>2024-06-15T14:03:00Z</dc:date>
    <meta:template xlink:href="Normal" xlink:type="simple"/>
    <meta:editing-cycles>3</meta:editing-cycles>
    <meta:editing-duration>PT120S</meta:editing-duration>
    <meta:document-statistic meta:page-count="1" meta:paragraph-count="9" meta:word-count="694" meta:character-count="4644" meta:row-count="32" meta:non-whitespace-character-count="3959"/>
  </office:meta>
</office:document-meta>
</file>